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226cm"/>
    </style:style>
    <style:style style:name="co5" style:family="table-column">
      <style:table-column-properties fo:break-before="auto" style:column-width="7.017cm"/>
    </style:style>
    <style:style style:name="co6" style:family="table-column">
      <style:table-column-properties fo:break-before="auto" style:column-width="4.542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3.147cm"/>
    </style:style>
    <style:style style:name="co10" style:family="table-column">
      <style:table-column-properties fo:break-before="auto" style:column-width="0.77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</text:p>
          </table:table-cell>
          <table:table-cell office:value-type="string">
            <text:p>m C:/Users/akhe/Do</text:p>
          </table:table-cell>
          <table:table-cell office:value-type="string">
            <text:p>cuments/dev</text:p>
          </table:table-cell>
          <table:table-cell office:value-type="string">
            <text:p>elopment/hardware_zeus/Ethernet/etherne</text:p>
          </table:table-cell>
          <table:table-cell office:value-type="string">
            <text:p>t module/snow_expansion/c</text:p>
          </table:table-cell>
          <table:table-cell office:value-type="string">
            <text:p>an/expans</text:p>
          </table:table-cell>
          <table:table-cell office:value-type="string">
            <text:p>ion_can_rev_a.sch a</text:p>
          </table:table-cell>
          <table:table-cell office:value-type="string">
            <text:p>t 2011-10-03 22:11</text:p>
          </table:table-cell>
          <table:table-cell office:value-type="string">
            <text:p>: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MCP2515</text:p>
          </table:table-cell>
          <table:table-cell office:value-type="string">
            <text:p>SO-18W</text:p>
          </table:table-cell>
          <table:table-cell/>
          <table:table-cell office:value-type="string">
            <text:p>CAN Controller</text:p>
          </table:table-cell>
          <table:table-cell office:value-type="string">
            <text:p>Digikey</text:p>
          </table:table-cell>
          <table:table-cell office:value-type="string">
            <text:p>MCP2515-I/SO-ND</text:p>
          </table:table-cell>
          <table:table-cell office:value-type="float" office:value="15.84">
            <text:p>15,84</text:p>
          </table:table-cell>
          <table:table-cell/>
        </table:table-row>
        <table:table-row table:style-name="ro1">
          <table:table-cell office:value-type="string">
            <text:p>IC3</text:p>
          </table:table-cell>
          <table:table-cell office:value-type="string">
            <text:p>SN65HVD232</text:p>
          </table:table-cell>
          <table:table-cell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3.3V CAN tranceiver</text:p>
          </table:table-cell>
          <table:table-cell office:value-type="string">
            <text:p>Digikey</text:p>
          </table:table-cell>
          <table:table-cell office:value-type="string">
            <text:p>296-15381-1-ND</text:p>
          </table:table-cell>
          <table:table-cell office:value-type="float" office:value="26.05">
            <text:p>26,05</text:p>
          </table:table-cell>
          <table:table-cell/>
        </table:table-row>
        <table:table-row table:style-name="ro1">
          <table:table-cell office:value-type="string">
            <text:p>J1</text:p>
          </table:table-cell>
          <table:table-cell table:number-columns-repeated="3" office:value-type="string">
            <text:p>22-23-2021</text:p>
          </table:table-cell>
          <table:table-cell office:value-type="string">
            <text:p>.100" (2.54mm) Center Header - 2 Pin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  <table:table-cell/>
        </table:table-row>
        <table:table-row table:style-name="ro1">
          <table:table-cell office:value-type="string">
            <text:p>JP1</text:p>
          </table:table-cell>
          <table:table-cell/>
          <table:table-cell table:number-columns-repeated="2" office:value-type="string">
            <text:p>FE12-2</text:p>
          </table:table-cell>
          <table:table-cell office:value-type="string">
            <text:p>FEMALE HEADER</text:p>
          </table:table-cell>
          <table:table-cell/>
          <table:table-cell office:value-type="string">
            <text:p>Digikey</text:p>
          </table:table-cell>
          <table:table-cell office:value-type="string">
            <text:p>SAM1212-50-ND</text:p>
          </table:table-cell>
          <table:table-cell office:value-type="float" office:value="6.18">
            <text:p>6,18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12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Crystal</text:p>
          </table:table-cell>
          <table:table-cell office:value-type="string">
            <text:p>Digikey</text:p>
          </table:table-cell>
          <table:table-cell office:value-type="string">
            <text:p>887-1053-1-ND</text:p>
          </table:table-cell>
          <table:table-cell office:value-type="float" office:value="2.56">
            <text:p>2,56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20r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26">
            <text:p>454626</text:p>
          </table:table-cell>
          <table:table-cell office:value-type="string">
            <text:p>0.011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4:.I18])" office:value-type="float" office:value="60.95">
            <text:p>60,95</text:p>
          </table:table-cell>
          <table:table-cell/>
        </table:table-row>
      </table:table>
      <table:table table:name="Sheet1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2011-10-03</text:date>, <text:time>22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M43S</meta:editing-duration>
    <meta:editing-cycles>3</meta:editing-cycles>
    <meta:generator>OpenOffice.org/3.3$Win32 OpenOffice.org_project/330m20$Build-9567</meta:generator>
    <dc:date>2011-10-03T22:13:45.87</dc:date>
    <dc:creator>Åke Hedman</dc:creator>
    <meta:document-statistic meta:table-count="4" meta:cell-count="151" meta:object-count="0"/>
    <meta:user-defined meta:name="Info 1"/>
    <meta:user-defined meta:name="Info 2"/>
    <meta:user-defined meta:name="Info 3"/>
    <meta:user-defined meta:name="Info 4"/>
  </office:meta>
</office:document-meta>
</file>